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text-properties fo:font-size="18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15cm" svg:x="2cm" svg:y="2cm">
          <text:p text:style-name="P1"><text:span text:style-name="T1">Spielfeld</text:span></text:p>
          <text:p text:style-name="P1"><text:span text:style-name="T1"/></text:p>
          <text:p text:style-name="P1"><text:span text:style-name="T1">quadratisch, maximale Fläch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15cm" svg:x="22.5cm" svg:y="2cm">
          <text:p text:style-name="P1"><text:span text:style-name="T1">Main Menu</text:span></text:p>
          <text:p text:style-name="P1"><text:span text:style-name="T1"/></text:p>
          <text:p text:style-name="P1"><text:span text:style-name="T1">feste Brei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5cm" svg:x="20.5cm" svg:y="2cm">
          <text:p text:style-name="P1"><text:span text:style-name="T1">dynamischer</text:span></text:p>
          <text:p text:style-name="P1"><text:span text:style-name="T1">Aspect</text:span></text:p>
          <text:p text:style-name="P1"><text:span text:style-name="T1">Ratio</text:span></text:p>
          <text:p text:style-name="P1"><text:span text:style-name="T1">Space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38cm" svg:height="0.962cm" svg:x="1.262cm" svg:y="17.5cm">
          <draw:text-box>
            <text:p><text:span text:style-name="T2">0 / 0</text:span></text:p>
          </draw:text-box>
        </draw:frame>
        <draw:frame draw:style-name="gr3" draw:text-style-name="P3" draw:layer="layout" svg:width="2.792cm" svg:height="0.962cm" svg:x="18.208cm" svg:y="17.5cm">
          <draw:text-box>
            <text:p><text:span text:style-name="T2">1000 / 0</text:span></text:p>
          </draw:text-box>
        </draw:frame>
        <draw:frame draw:style-name="gr3" draw:text-style-name="P3" draw:layer="layout" svg:width="2.792cm" svg:height="0.962cm" svg:x="1.262cm" svg:y="1.038cm">
          <draw:text-box>
            <text:p><text:span text:style-name="T2">0 / 1000</text:span></text:p>
          </draw:text-box>
        </draw:frame>
        <draw:frame draw:style-name="gr3" draw:text-style-name="P3" draw:layer="layout" svg:width="3.846cm" svg:height="0.962cm" svg:x="18cm" svg:y="1.038cm">
          <draw:text-box>
            <text:p><text:span text:style-name="T2">1000 / 1000</text:span></text:p>
          </draw:text-box>
        </draw:frame>
        <draw:frame draw:style-name="gr3" draw:text-style-name="P3" draw:layer="layout" svg:width="33.983cm" svg:height="9.494cm" svg:x="1.517cm" svg:y="18.506cm">
          <draw:text-box>
            <text:p><text:span text:style-name="T2">Spielfeld ist quadratisch und nutzt maximale quadratische Fläche aus</text:span></text:p>
            <text:p><text:span text:style-name="T2">Menü hat eine feste Breite</text:span></text:p>
            <text:p><text:span text:style-name="T2">Platz dazwischen wird genutzt um Aspect Ratios auszugleichen</text:span></text:p>
            <text:p><text:span text:style-name="T2"/></text:p>
            <text:p><text:span text:style-name="T2">Engine und OpenGL-Drawing-Befehle nutzen Werte von 0 bis 1000</text:span></text:p>
            <text:p><text:span text:style-name="T2">0/0 links unten 1000/1000 rechts oben (siehe Skizze)</text:span></text:p>
            <text:p><text:span text:style-name="T2">für Debug-Zwecke: spiele in 1000x1000 Fenster und „1“ entspricht einem Pixel</text:span></text:p>
            <text:p><text:span text:style-name="T2">alle skalierbaren Größenangaben erfolgen als Double im Verhältnis zur so definierten Eins</text:span></text:p>
            <text:p><text:span text:style-name="T2">Anpassung an die tatsächliche Bildschirmgröße per globale OpenGL-Skalierung – d.h. nicht andauernd an jeden Befehl</text:span></text:p>
            <text:p><text:span text:style-name="T2"/></text:p>
            <text:p><text:span text:style-name="T2">Größen und Orte nach o.g. Definition als Double</text:span></text:p>
            <text:p><text:span text:style-name="T2">Richtungen durch Vector2d (double x, double y) der Länge 1,0</text:span></text:p>
            <text:p><text:span text:style-name="T2">Zeitangaben als Double mit 1,0 als eine Sekun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Nagel</meta:initial-creator>
    <meta:creation-date>2010-09-08T19:20:17</meta:creation-date>
    <dc:date>2010-09-08T19:35:07</dc:date>
    <dc:creator>Michael Nagel</dc:creator>
    <meta:editing-duration>PT00H02M47S</meta:editing-duration>
    <meta:editing-cycles>2</meta:editing-cycles>
    <meta:generator>OpenOffice.org/3.2$Linux OpenOffice.org_project/320m12$Build-9483</meta:generator>
    <meta:document-statistic meta:object-count="8"/>
  </office:meta>
</office:document-meta>
</file>